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master-page-name="Standard">
      <style:paragraph-properties fo:line-height="100%"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lacja z Galacon 2015</text:p>
      <text:p text:style-name="P1">Howdy~! _TK_ z tej strony. Jest to moja pierwsza relacja w życiu, więc mam nadzieję, że Was nie zanudzę i dowiecie się czegoś ciekawego.</text:p>
      <text:p text:style-name="P1">Galacon 2015, jeden z największych kucowych konwentów organizowanych w Europie (poza Buck i Czechquestria). Jak co roku impreza odbyła się w dniach 1-2 sierpnia w Ludwigsburgu – mieście oddalonym jakieś 15 minut pociągiem od Stuttgartu, w olbrzymim Centrum Kongresowym Forum am Schlosspark (w którym spokojnie zmieściłyby się ze cztery MLK w tym samym momencie). Galacon przyciąga do siebie co roku coraz więcej bronies z całego świata, od zwykłych fanów po aktorów głosowych/piosenkarzy/animatorów. Liczba gości liczona jest w tysiącach. W tym roku zaproszono kilka znanych osobistości, takich jak Tabitha St. Germain – podkładająca głos pod Nightmare Moon, Rarity oraz Granny Smith; Michelle Creber – podkładająca głos pod Apple Bloom oraz podczas śpiewu jako Sweetie Belle; Gabriel Brown – świetny piosenkarz, którego możecie znać też jako Black Gryph0n – oraz ostatni, ale wcale nie najgorszy, Daniel Ingram – kompozytor takich piosenek jak „Winter Warp Up!”.</text:p>
      <text:p text:style-name="P1"/>
      <text:p text:style-name="P1">Day 1</text:p>
      <text:p text:style-name="P1"/>
      <text:p text:style-name="P1">Zacznijmy jednak od początku. Punkt 9:00 – otwarcie głównych drzwi. Jak zwykle kolejka ciągnęła się i ciągnęła, a w czasie oczekiwania na odebranie wejściówki można było poznać mnóstwo ciekawych ludzi – od cosplayerów po artystów. Po uzbrojeniu się w identa i informator oraz złożeniu podpisu pierwsze, co widzieliśmy, to vendorzy. W tym roku zawitało 47 wystawców, małe oraz duże firmy, z mnóstwem dobroci – od pluszaków przez monety na oryginalnych artach skończywszy. Więc jeśli mieliście odłożone trochę euroszy, można było zdobyć kilka super gadżetów niedostępnych na naszym polskim rynku. <text:s/></text:p>
      <text:p text:style-name="P1">Jeśli chodzi o panele, nie było ich za dużo, ale nie liczy się ilość, a jakość. Pierwszym punktem programu była ceremonia otwarcia, na której zjawili się wszyscy organizatorzy oraz goście. Michelle i Gryf zorganizowali mały koncert na przywitanie wszystkich, kończąc to saltem Blacka do tyłu i gromkimi oklaskami. Niestety, udało mi się wziąć udział tylko w kilku wybranych panelach. Jednym z pierwszych był panel Daniela Ingrama wraz z Tabithą St. Germain. Opowiadali o pracy podczas tworzenia odcinków oraz podzielili się z nami kilkoma anegdotami. Oczywiście aktorka głosowa nieraz zaginała wszystkich tekstami z odcinków, używając głosu Granny Smith albo Rarity, co powodowało lawinę śmiechu. Pod koniec Q&amp;A wypytywano ich o odcinki oraz o kolejne piosenki. Ingram zdradził, że szykuje się kilka wspaniałych kawałków pod koniec piątego sezonu, a na koniec poprosił wszystkich zgromadzonych, aby na jego znak krzyknęli „Hi Rina~!”. Nagrał całą salę telefonem i wysłał to do swojej żony, by udowodnić jej, jakimi wspaniałymi ludźmi są bronies.</text:p>
      <text:p text:style-name="P1">Kolejny panel był z Michelle Creber oraz Gabrielem Brownem (Black Gryph0n). Czego można było się spodziewać? Na bank dużo śmiechu, ponieważ aktorka odpowiadała ludziom na pytania głosem Apple Bloom. Gryf opowiadał o początkach swojej kariery w tworzeniu animacji, komponowaniu muzyki, a nawet podkładaniu głosów kucykom. Wraz z bratem uznali, że wezmą się porządnie za robienie dobrej muzyki i wydadzą własny album „IMmortal”. Kopię można było zakupić podczas podpisywania autografów. Ta dwójka stanowi świetną parę jako artyści i może nawet więcej…</text:p>
      <text:p text:style-name="P1">Inny panel, na który się załapałem, był o „Legends of Equestria”. Chłopaki pokazali nam poprawki graficzne, fix bugi, nowy system walki oraz kilka nowych potworów. Wreszcie zbroja, jak i pozostałe elementy nie wbijają się w kuca oraz dodano fajne czary, YES~! Później oczywiście Q&amp;A, nie podano ostatecznego terminu zakończenia prac, ale zdradzono, że nie będziemy musieli długo czekać na efekt końcowy. Później dwóch wybrańców mogło zagrać, a reszta konwentowiczów obserwowała ich ruchy na wielkim ekranie. Oby tak dalej.</text:p>
      <text:p text:style-name="P1"/>
      <text:p text:style-name="P1">At the Gala Evening!</text:p>
      <text:p text:style-name="P1"><text:soft-page-break/>Pod koniec dnia na Galaconie musiała się odbyć impreza taneczna podzielona na Disco i Galę. Główna sala panelowa mogąca pomieścić spokojnie trzy duże sale gimnastyczne, przeznaczona została na Disco. Grały takie osoby jak JayB, SpykerBroby DrR4MS. Chłopaki nie zawiedli i dali ostro czadu. Jeśli chcecie obczaić, jak wygladało Disco, zapraszam was do linka na YouTube.</text:p>
      <text:p text:style-name="P1">1 › https://www.youtube.com/watch?v=pzfi36EQY-c</text:p>
      <text:p text:style-name="P1">2 › https://www.youtube.com/watch?v=Djs1F4ascBw <text:s/></text:p>
      <text:p text:style-name="P1">Sorki za brak ostrości, ale pierwszy raz nagrywałem tym aparatem. SpykerBrony poprosił mnie o kopię którą później uploadował na swoje konto. W pierwszym linku możecie podziwiać jego Light Show z Pinkie Pie Poster, który dawał genialny efekt śpiewającej Pinkie. Impreza na maxa, ktoś uzna: „meh, banda bronies bez rytmu”, ale uwierzcie mi, to jest coś, co musicie wypróbować. WARTO!</text:p>
      <text:p text:style-name="P1">Gala odbyła się w drugiej, o połowę mniejszej sali, ale i tam nie zabrakło świetnej muzyki, bowiem koncert na żywo dawali Michelle oraz Gryfon. By wejść na salę, musieliście być odpowiednio ubrani: garniak, buty, czarne spodnie. No, ja nie trawię takich strojów, ale byłem ubrany na czarno (mniej więcej ;)). Wejść na salę pilnowali helperzy .Wraz z przyjaciółką (ja za jej plecami) przedostaliśmy się na parkiet i się zaczęło. Gryf oraz Bloom dawali czadu, na początku śpiewali stonowane piosenki, ale dostali zielone światło i szły już tylko same hity jak „Beat it”, „Zero Gravity” czy nowość z ich albumu – cover „Smooth Criminal”. Udało mi się nagrać 2/3 koncertu i jak tylko dopisze szczęście i czas, to dodam na YouTube ;D. Gryf zakończył występ piosenką „Academy” oraz swoim saltem w tył ze sceny.</text:p>
      <text:p text:style-name="P1">Na koniec imprezy rozdawali autografy oraz można było zrobić sobie z nimi zdjęcie.</text:p>
      <text:p text:style-name="P1"/>
      <text:p text:style-name="P1">Dzień 2</text:p>
      <text:p text:style-name="P1">Kolejny dzień, kolejna przygoda. Wraz z paczką przyjaciół udałem się na drugi dzień imprezy.</text:p>
      <text:p text:style-name="P1">Pierwszy panel, na jaki się załapałem, MIAŁ BYĆ jedynie z Tabithą i Michelle, ale okazało się, że pojawili się wszyscy goście specjalni. Otrzymali skrypty z rolami i podkładali głosy. Thabi oczywiście Lunie, Michelle pod Applejack, Black pod Twilight, a Daniel pod Pinkie. Cała historia odpowiadała o tym, jak Luna miała nauczyć Twi nowej magii podczas snu, ale Księżniczka Nocy złamała sobie ząb i bardzo się wstydziła, kiedy sepleniła przez ten uszczerbek. Dawno się tak nie uśmiałem, chciałbym, by nagrywali takie audiobooki z każdego odcinka, ale zmienionymi głosami, to byłoby piękne.</text:p>
      <text:p text:style-name="P1">Po całym panelu można było ponownie ustawić się w kolejce i za 5 euro od sztuki dostać podpis gości specjalnych, porozmawiać z nimi chwilę. To nie są jacyś zadufani ludzie, są to wyluzowane osoby cieszące się tym, że mają tylu fanów na całym świecie. Dlatego jeśli macie okazję z nimi porozmawiać, nie bójcie się, oni nie gryzą. :P</text:p>
      <text:p text:style-name="P1">Następny panel był prowadzony przez Panel Stable Tec Studios stojący za animowaną wersją FoE, a jako duży fan Fallout: Equestria musiałem tam iść. Chłopacy pochwalili się małą próbką tego, co już mają zrobione oraz tym, co mają w planach. Jak na razie pierwszy rozdział mają zrobiony w 70%, więc można się spodziewać, że za jakiś czas zobaczymy ich dzieło w internecie. Musieli zmienić parę rzeczy, zrezygnować z oryginalnego, kucowego designu ze względu na prawa autorskie. Jednak to, co zaprezentowali, było na tyle dobre, że musiałem zbierać zęby z podłogi. :D</text:p>
      <text:p text:style-name="P1">Resztę dnia spędziłem na stoisku przyjaciela, któremu udało się wystawić towar, co nie jest łatwą sztuką. A jak to zwykle bywa, pod koniec konwentu odbyła się aukcja charytatywna. Wraz z przyjaciółmi oddaliśmy kilka przedmiotów na tę aukcję, by wspomóc ich cel. Głównym organizatorem i prowadzącym aukcję jest Pery – wspaniała artystka i jedyna osoba, która jest w stanie ogarnąć 2 tysiące bronies na jednej auli krzyczących 100 euro, 200 euro! itd. Cały dochód jest przekazywany organizacji Bronies For Good, która wykorzystuje zebrane środki na pomoc humanitarną, budowę studni w krajach afrykańskich czy leczenie ludzi z malarii. Więcej znajdziecie na ich stronie: http://broniesforgood.org Ceny na aukcji osiągają, jak na nasze polskie standardy, astronomiczne sumy. Na przykład Figurkę Kani (Maskotka Konwencji), która była na pół ciała changelingiem (zrobiona przez Ailish), sprzedano za 475 euro. Całe szczęście, że dotarła cała z Krakowa. Można było też kupić gitarę z podpisami gości, którą sprzedano za 500 euro, <text:soft-page-break/>oryginalne malowidła, pluszaki oraz wiele, wiele innych unikatowych przedmiotów. Łącznie zebrali ponad 14.000 euro! To około 58.400 zł! Jak zwykle największa batalia o baner toczyła się między Swiss Bronies a resztą sali. Ekipa ze Szwajcarii od 3 lat zawsze kupuje baner. W tym roku poszedł on za 2500 euro! Szaleństwo, ale wszystko, by ratować ludzkie życie. Po takiej aukcji każdy byłby dumny z bycia bronym, tak jak ja się wtedy czułem.</text:p>
      <text:p text:style-name="P1">Na ceremonii zamknięcia zebrali się wszyscy organizatorzy, helperzy, goście i bronies, by się pożegnać. Było to wydarzenie warte swoich pieniędzy i czasu. Nie jestem pewny, czy byłem w stanie oddać Wam ducha tej imprezy, ale uwierzcie mi, spotkałem wspaniałych ludzi oraz zobaczyłem, jak bronies z całego świata wyciągają kopytka do innych, by im pomóc. Musicie przeżyć to sami, dlatego zapraszam Was gorąco na Galacon 2016 w przyszłym roku. :D Ja na bank tam będę!</text:p>
      <text:p text:style-name="P1"/>
      <text:p text:style-name="P1"/>
      <text:p text:style-name="P1"/>
      <text:p text:style-name="P1"><text:a xlink:type="simple" xlink:href="https://www.dropbox.com/sh/odj007czkvv9z3i/AAA-nCuB6sgAAGcLMiaybliWa/Dok?dl=0" text:style-name="Internet_20_link" text:visited-style-name="Visited_20_Internet_20_Link"><text:span text:style-name="T1">Fot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423cm" fo:margin-bottom="0.106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_64 LibreOffice_project/1b1a90865e348b492231e1c451437d7a15bb262b</meta:generator>
    <dc:title/>
    <meta:initial-creator/>
    <meta:editing-cycles>2</meta:editing-cycles>
    <dc:date>2015-10-16T18:12:52.306000000</dc:date>
    <meta:editing-duration>PT18H15M53S</meta:editing-duration>
    <meta:document-statistic meta:table-count="0" meta:image-count="0" meta:object-count="0" meta:page-count="3" meta:paragraph-count="23" meta:word-count="1388" meta:character-count="9102" meta:non-whitespace-character-count="7722"/>
  </office:meta>
</office:document-meta>
</file>